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139in" table:align="left"/>
    </style:style>
    <style:style style:name="Table1.A" style:family="table-column">
      <style:table-column-properties style:column-width="1.5347in"/>
    </style:style>
    <style:style style:name="Table1.B" style:family="table-column">
      <style:table-column-properties style:column-width="4.57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b0b1d" officeooo:paragraph-rsid="000b0b1d"/>
    </style:style>
    <style:style style:name="P2" style:family="paragraph" style:parent-style-name="Text_20_body">
      <style:text-properties officeooo:rsid="000b0b1d" officeooo:paragraph-rsid="000b0b1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<text:span text:style-name="Strong_20_Emphasis">Test Planning</text:span> (Plano de Teste) é a fase inicial e estratégica do processo de teste de software, onde são definidos <text:span text:style-name="Strong_20_Emphasis">objetivos, escopo, abordagem, recursos e cronograma</text:span> para as atividades de teste. Ele serve como um <text:span text:style-name="Strong_20_Emphasis">guia</text:span> para garantir que os testes sejam executados de forma organizada, eficiente e alinhada com os requisitos do projeto.</text:p>
      <text:p text:style-name="Horizontal_20_Line"/>
      <text:h text:style-name="Heading_20_2" text:outline-level="2"><text:span text:style-name="Strong_20_Emphasis">Objetivos do Test Planning</text:span></text:h>
      <text:p text:style-name="Text_20_body">✔ <text:span text:style-name="Strong_20_Emphasis">Definir a estratégia de teste</text:span> – Como, quando e por quem os testes serão realizados.<text:line-break/>✔ <text:span text:style-name="Strong_20_Emphasis">Estabelecer critérios de entrada e saída</text:span> – Quando começar e quando parar os testes.<text:line-break/>✔ <text:span text:style-name="Strong_20_Emphasis">Alocar recursos</text:span> – Equipe, ferramentas, ambiente e tempo necessários.<text:line-break/>✔ <text:span text:style-name="Strong_20_Emphasis">Identificar riscos</text:span> – Possíveis problemas e planos de mitigação.<text:line-break/>✔ <text:span text:style-name="Strong_20_Emphasis">Garantir rastreabilidade</text:span> – Ligação clara entre requisitos e casos de teste.</text:p>
      <text:p text:style-name="Horizontal_20_Line"/>
      <text:h text:style-name="Heading_20_2" text:outline-level="2"><text:span text:style-name="Strong_20_Emphasis">Componentes Principais de um Plano de Teste</text:span></text:h>
      <text:h text:style-name="Heading_20_3" text:outline-level="3"><text:span text:style-name="Strong_20_Emphasis">1. Escopo de Teste</text:span></text:h>
      <text:list xml:id="list837126911" text:style-name="L1">
        <text:list-item>
          <text:p text:style-name="P3"><text:span text:style-name="Strong_20_Emphasis">O que será testado?</text:span> (Funcionalidades, módulos, integrações).</text:p>
        </text:list-item>
        <text:list-item>
          <text:p text:style-name="P3"><text:span text:style-name="Strong_20_Emphasis">O que NÃO será testado?</text:span> (Ex.: funcionalidades herdadas estáveis).</text:p>
        </text:list-item>
      </text:list>
      <text:h text:style-name="Heading_20_3" text:outline-level="3"><text:span text:style-name="Strong_20_Emphasis">2. Abordagem e Estratégia</text:span></text:h>
      <text:list xml:id="list1012358334" text:style-name="L2">
        <text:list-item>
          <text:p text:style-name="P4"><text:span text:style-name="Strong_20_Emphasis">Tipos de teste</text:span> a serem aplicados (ex.: funcionais, desempenho, segurança).</text:p>
        </text:list-item>
        <text:list-item>
          <text:p text:style-name="P4"><text:span text:style-name="Strong_20_Emphasis">Níveis de teste</text:span> (Unitário, Integração, Sistema, Aceitação).</text:p>
        </text:list-item>
        <text:list-item>
          <text:p text:style-name="P4"><text:span text:style-name="Strong_20_Emphasis">Critérios de priorização</text:span> (O que testar primeiro com base em riscos).</text:p>
        </text:list-item>
      </text:list>
      <text:h text:style-name="Heading_20_3" text:outline-level="3"><text:span text:style-name="Strong_20_Emphasis">3. Recursos Necessários</text:span></text:h>
      <text:list xml:id="list380522144" text:style-name="L3">
        <text:list-item>
          <text:p text:style-name="P5"><text:span text:style-name="Strong_20_Emphasis">Equipe</text:span> (Qtd. de testers, devs, analistas).</text:p>
        </text:list-item>
        <text:list-item>
          <text:p text:style-name="P5"><text:span text:style-name="Strong_20_Emphasis">Ferramentas</text:span> (Selenium, JIRA, TestRail, Postman).</text:p>
        </text:list-item>
        <text:list-item>
          <text:p text:style-name="P5"><text:span text:style-name="Strong_20_Emphasis">Ambiente de Teste</text:span> (Hardware, SO, bancos de dados).</text:p>
        </text:list-item>
      </text:list>
      <text:h text:style-name="Heading_20_3" text:outline-level="3"><text:span text:style-name="Strong_20_Emphasis">4. Cronograma e Entregáveis</text:span></text:h>
      <text:list xml:id="list1008333940" text:style-name="L4">
        <text:list-item>
          <text:p text:style-name="P6"><text:span text:style-name="Strong_20_Emphasis">Datas</text:span> para início/fim de testes, marcos importantes.</text:p>
        </text:list-item>
        <text:list-item>
          <text:p text:style-name="P6"><text:span text:style-name="Strong_20_Emphasis">Documentos</text:span> a serem gerados (Planos, Casos de Teste, Relatórios).</text:p>
        </text:list-item>
      </text:list>
      <text:h text:style-name="Heading_20_3" text:outline-level="3"><text:span text:style-name="Strong_20_Emphasis">5. Critérios de Entrada e Saída</text:span></text:h>
      <text:list xml:id="list207277362" text:style-name="L5">
        <text:list-item>
          <text:p text:style-name="P7"><text:span text:style-name="Strong_20_Emphasis">Entrada</text:span>: Quando os testes podem começar (ex.: build estável disponível).</text:p>
        </text:list-item>
        <text:list-item>
          <text:p text:style-name="P7"><text:span text:style-name="Strong_20_Emphasis">Saída</text:span>: Quando os testes são considerados concluídos (ex.: 95% de cobertura).</text:p>
        </text:list-item>
      </text:list>
      <text:h text:style-name="Heading_20_3" text:outline-level="3"><text:soft-page-break/><text:span text:style-name="Strong_20_Emphasis">6. Riscos e Mitigações</text:span></text:h>
      <text:list xml:id="list1788027855" text:style-name="L6">
        <text:list-item>
          <text:p text:style-name="P8"><text:span text:style-name="Strong_20_Emphasis">Riscos identificados</text:span> (ex.: atrasos, falta de ambiente).</text:p>
        </text:list-item>
        <text:list-item>
          <text:p text:style-name="P8"><text:span text:style-name="Strong_20_Emphasis">Planos de contingência</text:span> (ex.: testes paralelos em outro ambiente).</text:p>
        </text:list-item>
      </text:list>
      <text:h text:style-name="Heading_20_3" text:outline-level="3"><text:span text:style-name="Strong_20_Emphasis">7. Métricas de Qualidade</text:span></text:h>
      <text:list xml:id="list3808054273" text:style-name="L7">
        <text:list-item>
          <text:p text:style-name="P9"><text:span text:style-name="Strong_20_Emphasis">Indicadores</text:span> para medir sucesso (ex.: taxa de defeitos, cobertura de código).</text:p>
        </text:list-item>
      </text:list>
      <text:p text:style-name="Horizontal_20_Line"/>
      <text:h text:style-name="Heading_20_2" text:outline-level="2"><text:span text:style-name="Strong_20_Emphasis">Exemplo de Estrutura de um Plano de Test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Seção</text:span></text:p>
            </table:table-cell>
            <table:table-cell table:style-name="Table1.A1" office:value-type="string">
              <text:p text:style-name="Table_20_Heading"><text:span text:style-name="Strong_20_Emphasis">Conteúdo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Introdução</text:span></text:p>
          </table:table-cell>
          <table:table-cell table:style-name="Table1.A1" office:value-type="string">
            <text:p text:style-name="Table_20_Contents">Objetivo do documento, referências (requisitos, regras de negócio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Escopo</text:span></text:p>
          </table:table-cell>
          <table:table-cell table:style-name="Table1.A1" office:value-type="string">
            <text:p text:style-name="Table_20_Contents">Funcionalidades incluídas/excluída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Abordagem</text:span></text:p>
          </table:table-cell>
          <table:table-cell table:style-name="Table1.A1" office:value-type="string">
            <text:p text:style-name="Table_20_Contents">Tipos de teste, técnicas (ex.: caixa preta), automação (sim/não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Recursos</text:span></text:p>
          </table:table-cell>
          <table:table-cell table:style-name="Table1.A1" office:value-type="string">
            <text:p text:style-name="Table_20_Contents">Equipe, ferramentas, ambient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Cronograma</text:span></text:p>
          </table:table-cell>
          <table:table-cell table:style-name="Table1.A1" office:value-type="string">
            <text:p text:style-name="Table_20_Contents">Datas de execução, prazo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. Riscos</text:span></text:p>
          </table:table-cell>
          <table:table-cell table:style-name="Table1.A1" office:value-type="string">
            <text:p text:style-name="Table_20_Contents">Lista de riscos + ações preventiva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. Critérios de Saída</text:span></text:p>
          </table:table-cell>
          <table:table-cell table:style-name="Table1.A1" office:value-type="string">
            <text:p text:style-name="Table_20_Contents">Condições para encerrar testes (ex.: 0 bugs críticos em aberto).</text:p>
          </table:table-cell>
        </table:table-row>
      </table:table>
      <text:p text:style-name="Horizontal_20_Line"/>
      <text:h text:style-name="Heading_20_2" text:outline-level="2"><text:span text:style-name="Strong_20_Emphasis">Boas Práticas no Test Planning</text:span></text:h>
      <text:p text:style-name="Text_20_body">🔹 <text:span text:style-name="Strong_20_Emphasis">Envolva stakeholders</text:span> (devs, POs, clientes) para alinhar expectativas.<text:line-break/>🔹 <text:span text:style-name="Strong_20_Emphasis">Seja realista</text:span> com prazos e recursos – evite planejamento idealizado.<text:line-break/>🔹 <text:span text:style-name="Strong_20_Emphasis">Documente tudo</text:span> – Um plano claro evita retrabalho e desentendimentos.<text:line-break/>🔹 <text:span text:style-name="Strong_20_Emphasis">Revise e atualize</text:span> conforme mudanças no projeto.</text:p>
      <text:p text:style-name="Horizontal_20_Line"/>
      <text:h text:style-name="Heading_20_2" text:outline-level="2"><text:span text:style-name="Strong_20_Emphasis">Ferramentas para Apoiar o Test Planning</text:span></text:h>
      <text:list xml:id="list1924658245" text:style-name="L8">
        <text:list-item>
          <text:p text:style-name="P10"><text:span text:style-name="Strong_20_Emphasis">JIRA + Xray/Zephyr</text:span>: Para rastrear testes e requisitos.</text:p>
        </text:list-item>
        <text:list-item>
          <text:p text:style-name="P10"><text:span text:style-name="Strong_20_Emphasis">TestRail</text:span>: Gerenciamento de casos de teste e planejamento.</text:p>
        </text:list-item>
        <text:list-item>
          <text:p text:style-name="P10"><text:span text:style-name="Strong_20_Emphasis">Microsoft Project/Excel</text:span>: Para cronogramas detalhados.</text:p>
        </text:list-item>
      </text:list>
      <text:p text:style-name="Horizontal_20_Line"/>
      <text:h text:style-name="Heading_20_2" text:outline-level="2"><text:span text:style-name="Strong_20_Emphasis">Por que o Test Planning é Importante?</text:span></text:h>
      <text:p text:style-name="Text_20_body">🚀 <text:span text:style-name="Strong_20_Emphasis">Evita surpresas</text:span> – Problemas são antecipados e mitigados.<text:line-break/>🚀 <text:span text:style-name="Strong_20_Emphasis">Otimiza tempo e custos</text:span> – Execução mais focada e sem retrabalho.<text:line-break/>🚀 <text:span text:style-name="Strong_20_Emphasis">Garante qualidade</text:span> – Todos sabem o que e como testar.</text:p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>Conclusão</text:span></text:h>
      <text:p text:style-name="Text_20_body">O <text:span text:style-name="Strong_20_Emphasis">Test Planning</text:span> é a fundação para testes bem-sucedidos. Um plano bem elaborado <text:span text:style-name="Strong_20_Emphasis">aumenta a eficiência</text:span>, <text:span text:style-name="Strong_20_Emphasis">reduz riscos</text:span> e <text:span text:style-name="Strong_20_Emphasis">assegura que o produto final atenda às expectativas</text:span>. Invista tempo nessa etapa – quanto melhor o planejamento, mais suave será a execução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7:30.258201050</meta:creation-date>
    <dc:date>2025-05-06T18:55:34.265302068</dc:date>
    <meta:editing-duration>PT6M11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3" meta:paragraph-count="53" meta:word-count="512" meta:character-count="3348" meta:non-whitespace-character-count="2896"/>
  </office:meta>
</office:document-meta>
</file>